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style:font-name-complex="Lucida Grande"/>
    </style:style>
    <style:style style:name="P3" style:family="paragraph" style:parent-style-name="Standard">
      <style:paragraph-properties fo:orphans="0" fo:widows="0"/>
      <style:text-properties fo:color="#000000" style:font-name="Helvetica"/>
    </style:style>
    <style:style style:name="P4" style:family="paragraph" style:parent-style-name="Standard">
      <style:text-properties fo:color="#000000" style:font-name="Helvetica" style:font-name-complex="Lucida Grande"/>
    </style:style>
    <style:style style:name="P5" style:family="paragraph" style:parent-style-name="Standard">
      <style:paragraph-properties fo:orphans="0" fo:widows="0"/>
      <style:text-properties fo:color="#000000" style:font-name="Helvetica" style:font-name-complex="Lucida Grande"/>
    </style:style>
    <style:style style:name="P6" style:family="paragraph" style:parent-style-name="Standard">
      <style:paragraph-properties fo:orphans="0" fo:widows="0"/>
      <style:text-properties fo:color="#000000" style:font-name="Helvetica" fo:font-style="italic" style:font-style-asian="italic" style:font-name-complex="Lucida Grande"/>
    </style:style>
    <style:style style:name="P7" style:family="paragraph" style:parent-style-name="Standard">
      <style:text-properties fo:color="#000000" style:font-name="Helvetica" style:font-name-asian="Times New Roman" style:font-name-complex="Times New Roman"/>
    </style:style>
    <style:style style:name="P8" style:family="paragraph" style:parent-style-name="Standard">
      <style:paragraph-properties fo:orphans="0" fo:widows="0"/>
      <style:text-properties fo:color="#000000" style:font-name="Helvetica" style:font-name-asian="Times New Roman" style:font-name-complex="Times New Roman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orphans="0" fo:widows="0" fo:text-indent="0in" style:auto-text-indent="false"/>
    </style:style>
    <style:style style:name="P12" style:family="paragraph" style:parent-style-name="Standard">
      <style:paragraph-properties fo:margin-left="0in" fo:margin-right="0in" fo:text-indent="0.5in" style:auto-text-indent="false"/>
    </style:style>
    <style:style style:name="P13" style:family="paragraph" style:parent-style-name="Standard">
      <style:paragraph-properties fo:margin-left="0in" fo:margin-right="0in" fo:orphans="0" fo:widows="0" fo:text-indent="0.5in" style:auto-text-indent="false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List_20_Paragraph" style:list-style-name="WWNum5"/>
    <style:style style:name="P16" style:family="paragraph" style:parent-style-name="List_20_Paragraph">
      <style:text-properties style:font-name="Helvetica"/>
    </style:style>
    <style:style style:name="P17" style:family="paragraph" style:parent-style-name="List_20_Paragraph" style:list-style-name="WWNum6"/>
    <style:style style:name="P18" style:family="paragraph" style:parent-style-name="List_20_Paragraph" style:list-style-name="WWNum7"/>
    <style:style style:name="P19" style:family="paragraph" style:parent-style-name="List_20_Paragraph" style:list-style-name="WWNum11"/>
    <style:style style:name="P20" style:family="paragraph" style:parent-style-name="List_20_Paragraph" style:list-style-name="WWNum9"/>
    <style:style style:name="P21" style:family="paragraph" style:parent-style-name="List_20_Paragraph">
      <style:paragraph-properties fo:orphans="0" fo:widows="0"/>
    </style:style>
    <style:style style:name="P22" style:family="paragraph" style:parent-style-name="List_20_Paragraph" style:list-style-name="WWNum9">
      <style:paragraph-properties fo:orphans="0" fo:widows="0"/>
    </style:style>
    <style:style style:name="P23" style:family="paragraph" style:parent-style-name="List_20_Paragraph" style:list-style-name="WWNum10">
      <style:paragraph-properties fo:orphans="0" fo:widows="0"/>
    </style:style>
    <style:style style:name="P24" style:family="paragraph" style:parent-style-name="List_20_Paragraph">
      <style:paragraph-properties fo:orphans="0" fo:widows="0"/>
      <style:text-properties fo:color="#000000" style:font-name="Helvetica" style:font-name-complex="Lucida Grande"/>
    </style:style>
    <style:style style:name="P25" style:family="paragraph" style:parent-style-name="List_20_Paragraph">
      <style:paragraph-properties fo:margin-left="0.75in" fo:margin-right="0in" fo:text-indent="0in" style:auto-text-indent="false"/>
    </style:style>
    <style:style style:name="P26" style:family="paragraph" style:parent-style-name="List_20_Paragraph">
      <style:paragraph-properties fo:margin-left="0.75in" fo:margin-right="0in" fo:text-indent="0in" style:auto-text-indent="false"/>
      <style:text-properties style:font-name="Helvetica"/>
    </style:style>
    <style:style style:name="P27" style:family="paragraph" style:parent-style-name="List_20_Paragraph">
      <style:paragraph-properties fo:margin-left="0.5in" fo:margin-right="0in" fo:orphans="0" fo:widows="0" fo:text-indent="0.5in" style:auto-text-indent="false"/>
    </style:style>
    <style:style style:name="P28" style:family="paragraph" style:parent-style-name="List_20_Paragraph">
      <style:paragraph-properties fo:margin-left="0.5in" fo:margin-right="0in" fo:orphans="0" fo:widows="0" fo:text-indent="0.5in" style:auto-text-indent="false"/>
      <style:text-properties fo:color="#000000" style:font-name="Helvetica" style:font-name-complex="Lucida Grande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font-name="Helvetica" fo:font-size="14pt" fo:font-weight="bold" style:font-size-asian="14pt" style:font-weight-asian="bold" style:font-size-complex="14pt"/>
    </style:style>
    <style:style style:name="T4" style:family="text">
      <style:text-properties style:font-name="Helvetica" fo:font-weight="bold" style:font-weight-asian="bold"/>
    </style:style>
    <style:style style:name="T5" style:family="text">
      <style:text-properties style:font-name="Helvetica" fo:font-weight="bold" style:font-weight-asian="bold" style:font-name-complex="Helvetica1"/>
    </style:style>
    <style:style style:name="T6" style:family="text">
      <style:text-properties style:font-name="Helvetica" style:text-underline-style="solid" style:text-underline-width="auto" style:text-underline-color="font-color"/>
    </style:style>
    <style:style style:name="T7" style:family="text">
      <style:text-properties style:font-name="Helvetica" style:text-underline-style="solid" style:text-underline-width="auto" style:text-underline-color="font-color" fo:font-weight="bold" style:font-weight-asian="bold"/>
    </style:style>
    <style:style style:name="T8" style:family="text">
      <style:text-properties style:font-name="Helvetica" style:font-name-complex="Lucida Grande"/>
    </style:style>
    <style:style style:name="T9" style:family="text">
      <style:text-properties fo:color="#000000" style:font-name="Helvetica"/>
    </style:style>
    <style:style style:name="T10" style:family="text">
      <style:text-properties fo:color="#000000" style:font-name="Helvetica" style:font-name-complex="Lucida Grande"/>
    </style:style>
    <style:style style:name="T11" style:family="text">
      <style:text-properties fo:color="#000000" style:font-name="Helvetica" fo:font-weight="bold" style:font-weight-asian="bold"/>
    </style:style>
    <style:style style:name="T12" style:family="text">
      <style:text-properties fo:color="#000000" style:font-name="Helvetica" fo:font-weight="bold" style:font-weight-asian="bold" style:font-name-complex="Lucida Grande"/>
    </style:style>
    <style:style style:name="T13" style:family="text">
      <style:text-properties fo:color="#000000" style:font-name="Helvetica" fo:font-weight="bold" style:font-name-asian="Times New Roman" style:font-weight-asian="bold" style:font-name-complex="Times New Roman"/>
    </style:style>
    <style:style style:name="T14" style:family="text">
      <style:text-properties fo:color="#000000" style:font-name="Helvetica" fo:font-weight="bold" style:font-name-asian="Times New Roman" style:font-weight-asian="bold" style:font-name-complex="Lucida Grande"/>
    </style:style>
    <style:style style:name="T15" style:family="text">
      <style:text-properties fo:color="#000000" style:font-name="Helvetica" fo:font-style="italic" style:font-style-asian="italic" style:font-name-complex="Lucida Grande"/>
    </style:style>
    <style:style style:name="T16" style:family="text">
      <style:text-properties fo:color="#000000" style:font-name="Helvetica" fo:font-style="italic" style:font-name-asian="Times New Roman" style:font-style-asian="italic" style:font-name-complex="Times New Roman"/>
    </style:style>
    <style:style style:name="T17" style:family="text">
      <style:text-properties fo:color="#000000" style:font-name="Helvetica" style:font-name-asian="Times New Roman" style:font-name-complex="Times New Roman"/>
    </style:style>
    <style:style style:name="T18" style:family="text">
      <style:text-properties fo:color="#000000" style:font-name="Helvetica" style:font-name-asian="Times New Roman" style:font-name-complex="Lucida Grande"/>
    </style:style>
    <style:style style:name="T19" style:family="text">
      <style:text-properties fo:color="#000000" style:font-name="Helvetica" fo:font-size="14pt" style:text-underline-style="solid" style:text-underline-width="auto" style:text-underline-color="font-color" fo:font-weight="bold" style:font-size-asian="14pt" style:font-weight-asian="bold" style:font-name-complex="Lucida Grande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Project 1: How to measure telomere size in 3D?- Does KD of shelterins affect telomere size/compaction?</text:span></text:p>
      <text:p text:style-name="P1"/>
      <text:p text:style-name="Standard"><text:span text:style-name="T4">1. What we have done so far (status: December 2014):</text:span></text:p>
      <text:p text:style-name="P1"/>
      <text:p text:style-name="Standard"><text:span text:style-name="T6">Setup of the method:</text:span></text:p>
      <text:list xml:id="list1282542589" text:style-name="WWNum5">
        <text:list-item>
          <text:p text:style-name="P15"><text:span text:style-name="T1">Comparison and compaction of telomere sizes with STORM of Hela S and L (not transfected):</text:span></text:p>
        </text:list-item>
      </text:list>
      <text:p text:style-name="List_20_Paragraph"><text:span text:style-name="T1">3 slides à 15 pictures each; will be compared to the Hela S and Hela L transfected with pSuper (10 different experiments à 15 pics each)</text:span></text:p>
      <text:p text:style-name="List_20_Paragraph"><text:span text:style-name="T1"> telomere size determination with this method is reliable (giving always the same results)</text:span></text:p>
      <text:list xml:id="list92853391" text:continue-numbering="true" text:style-name="WWNum5">
        <text:list-item>
          <text:p text:style-name="P15"><text:span text:style-name="T1">Telomere length determination of Hela S and L using Southern Blot:</text:span></text:p>
        </text:list-item>
      </text:list>
      <text:p text:style-name="List_20_Paragraph"><text:span text:style-name="T1">Comparison of sizes, distribution and ratio (S/L) we got by STORM with the ones on Southern Blot</text:span></text:p>
      <text:list xml:id="list449673869" text:continue-numbering="true" text:style-name="WWNum5">
        <text:list-item>
          <text:p text:style-name="P15"><text:span text:style-name="T1">Tested usage of activation laser 405nm to increase blinking efficiency:</text:span></text:p>
        </text:list-item>
      </text:list>
      <text:p text:style-name="List_20_Paragraph"><text:span text:style-name="T1">Using activation shows smaller telomere size</text:span></text:p>
      <text:list xml:id="list780078867" text:continue-numbering="true" text:style-name="WWNum5">
        <text:list-item>
          <text:p text:style-name="P15"><text:span text:style-name="T1">Tested taking 30000 frames instead of 10000 frames in order to get max. of blinks:</text:span></text:p>
        </text:list-item>
      </text:list>
      <text:p text:style-name="List_20_Paragraph"><text:span text:style-name="T1">30000 frames gives bigger telomere size, but we see the same effect with TRF2 KD, i.e. smaller telomeres in 10000 and 30000 frames</text:span></text:p>
      <text:list xml:id="list1351209184" text:continue-numbering="true" text:style-name="WWNum5">
        <text:list-item>
          <text:p text:style-name="P15"><text:span text:style-name="T1">Comparison of determination of telomere size when doing FISH and TRF1 IF in STORM in Hela L:</text:span></text:p>
        </text:list-item>
      </text:list>
      <text:p text:style-name="List_20_Paragraph"><text:span text:style-name="T1">TRF1 IF telomere sizes are smaller than FISH-stained telomeres even though the antibody also adds size!</text:span></text:p>
      <text:p text:style-name="List_20_Paragraph"><text:span text:style-name="T1">staining problem? </text:span></text:p>
      <text:p text:style-name="P1"/>
      <text:p text:style-name="Standard"><text:span text:style-name="T6">Does KD of shelterins affect telomere size/compaction by STORM?</text:span></text:p>
      <text:list xml:id="list1762714185" text:continue-numbering="true" text:style-name="WWNum5">
        <text:list-item>
          <text:p text:style-name="P15"><text:span text:style-name="T1">Telomere size determination by STORM analysis of KD of TRF1, TRF2, TRF1/2 in Hela S and L (5 days selection):</text:span></text:p>
        </text:list-item>
      </text:list>
      <text:p text:style-name="List_20_Paragraph"><text:span text:style-name="T1">in Hela S: TRF2 KD: smaller telomeres; TRF1 KD: bigger telomeres; TRF1/2 KD: bigger ones</text:span></text:p>
      <text:p text:style-name="List_20_Paragraph"><text:span text:style-name="T1">in Hela L: TRF2 KD: smaller; TRF1 KD: bigger telomeres; TRF1/2 KD: tiny bit bigger as control</text:span></text:p>
      <text:list xml:id="list34062472" text:continue-numbering="true" text:style-name="WWNum5">
        <text:list-item>
          <text:p text:style-name="P15"><text:span text:style-name="T1">Telomere size analysis by Southern Blot of KD of TRF1, TRF2, TRF1/2 in Hela S and L (5 days selection):</text:span></text:p>
        </text:list-item>
      </text:list>
      <text:p text:style-name="List_20_Paragraph"><text:span text:style-name="T1">compare the results from Southern with the STORM results (no size differences seen on Southern blot with KD of shelterins!</text:span></text:p>
      <text:p text:style-name="P1"/>
      <text:p text:style-name="P16"/>
      <text:p text:style-name="Standard"><text:span text:style-name="T4">2. What we need to do:</text:span></text:p>
      <text:p text:style-name="P1"/>
      <text:list xml:id="list1402652873" text:style-name="WWNum6">
        <text:list-item>
          <text:p text:style-name="P17"><text:span text:style-name="T7">Kyle:</text:span></text:p>
        </text:list-item>
      </text:list>
      <text:list xml:id="list2082912120" text:style-name="WWNum7">
        <text:list-item>
          <text:p text:style-name="P18"><text:span text:style-name="T1">compare telomere size, distribution and ratio of Southern blot data with STORM data of Hela S and L</text:span></text:p>
        </text:list-item>
        <text:list-item>
          <text:p text:style-name="P18"><text:soft-page-break/><text:span text:style-name="T1">determine and compare chromatin compaction (persistence length and packing ratio) for Hela S and L</text:span></text:p>
        </text:list-item>
      </text:list>
      <text:p text:style-name="P25"><text:span text:style-name="T1">does telomere compaction change with size?</text:span></text:p>
      <text:list xml:id="list1653198605" text:continue-numbering="true" text:style-name="WWNum7">
        <text:list-item>
          <text:p text:style-name="P18"><text:span text:style-name="T1">Compare the compaction/bending of telomeres with other chromatin compaction models</text:span></text:p>
        </text:list-item>
      </text:list>
      <text:p text:style-name="P25"><text:span text:style-name="T1">on a scale from 0 (not compacted) to 1 (full compacted) where do the telomeres belong?</text:span></text:p>
      <text:p text:style-name="P25"><text:span text:style-name="T1">how much compacted telomere stretch before it could bend? </text:span></text:p>
      <text:list xml:id="list1476003875" text:continue-numbering="true" text:style-name="WWNum7">
        <text:list-item>
          <text:p text:style-name="P18"><text:span text:style-name="T1">Analyse data of TRF1, TRF2, TRF1/2 KD in Hela S and L (all 5 experiments)</text:span></text:p>
        </text:list-item>
      </text:list>
      <text:p text:style-name="P25"><text:span text:style-name="T1">Does KD of shelterin components affect telomere size?</text:span></text:p>
      <text:p text:style-name="P25"><text:span text:style-name="T1">Yes!</text:span></text:p>
      <text:p text:style-name="P25"><text:span text:style-name="T1">Does KD of shelterin components affect telomere compaction/bending?</text:span></text:p>
      <text:list xml:id="list734273790" text:continue-numbering="true" text:style-name="WWNum7">
        <text:list-item>
          <text:p text:style-name="P18"><text:span text:style-name="T1">Compare telomere length and distribution by Southern Blot and STORM in TRF1, TRF2, TRF1/2 KD in Hela S and L</text:span></text:p>
        </text:list-item>
      </text:list>
      <text:p text:style-name="P25"><text:span text:style-name="T1">Trf1 and Trf2 KD do not change telomere size on Southern blot! (for STORM, Southern and ChIP!)</text:span></text:p>
      <text:p text:style-name="P26"/>
      <text:p text:style-name="P26"/>
      <text:p text:style-name="P1"/>
      <text:p text:style-name="P1"/>
      <text:list xml:id="list871826245" text:continue-list="list1402652873" text:style-name="WWNum6">
        <text:list-item>
          <text:p text:style-name="P17"><text:span text:style-name="T7">Us:</text:span></text:p>
        </text:list-item>
      </text:list>
      <text:list xml:id="list1879757814" text:style-name="WWNum11">
        <text:list-item>
          <text:p text:style-name="P19"><text:span text:style-name="T1">Do heterochromatin ChIP (H3, H3K9me, me2, me3, IgG) in TRF1, TRF2, TRF1/2 KD in Hela S:</text:span></text:p>
        </text:list-item>
      </text:list>
      <text:p text:style-name="P25"><text:span text:style-name="T1">TRF2 KD increases H3K9me3 in Hela S (not in Hela L) and shows smaller telomeres</text:span></text:p>
      <text:p text:style-name="P25"><text:span text:style-name="T1">does TRF1 KD show less heterochromatin marks = bigger telomere size?</text:span></text:p>
      <text:p text:style-name="P25"><text:span text:style-name="T1">= is there a correlation between histone marks and physical size of the telomere?</text:span></text:p>
      <text:list xml:id="list1163527416" text:continue-numbering="true" text:style-name="WWNum11">
        <text:list-item>
          <text:p text:style-name="P19"><text:span text:style-name="T1">Do heterochromatin ChIP (H3K9me3, H4Ac, HP1, gH2AX, IgG) in Hela S and L:</text:span></text:p>
        </text:list-item>
      </text:list>
      <text:p text:style-name="P25"><text:span text:style-name="T1">Are Hela S less compact because they have less H3K9me3 than Hela L?</text:span></text:p>
      <text:p text:style-name="P26"/>
      <text:p text:style-name="P1"/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1"/>
      <text:p text:style-name="Standard"><text:span text:style-name="T2">All STORM data given to Kyle:</text:span></text:p>
      <text:p text:style-name="P1"/>
      <text:list xml:id="list548357333" text:style-name="WWNum9">
        <text:list-item>
          <text:p text:style-name="P20"><text:soft-page-break/><text:span text:style-name="T12">18_06_2014_HelaS_L_KD_SmchD1 </text:span><text:span text:style-name="T15">(External hard drive B)</text:span></text:p>
        </text:list-item>
      </text:list>
      <text:p text:style-name="P21"><text:span text:style-name="T9">1 slide/condition, for each condition 15 pics</text:span></text:p>
      <text:p text:style-name="List_20_Paragraph"><text:span text:style-name="T9">conditions: pSuper (mock control), pLVP041 (sh1-SmchD1), pLVP042 (sh2-SmchD1) in Hela S (short) and Hela L (long)</text:span></text:p>
      <text:p text:style-name="List_20_Paragraph"><text:span text:style-name="T1">This is the same transfection and staining experiment as 19_06_2014,</text:span></text:p>
      <text:p text:style-name="P16"/>
      <text:list xml:id="list357294314" text:continue-numbering="true" text:style-name="WWNum9">
        <text:list-item>
          <text:p text:style-name="P22"><text:span text:style-name="T12">19_06_2014_HelaS_L_KD_SmchD1 </text:span><text:span text:style-name="T15">(External hard drive B)</text:span></text:p>
        </text:list-item>
      </text:list>
      <text:p text:style-name="P21"><text:span text:style-name="T9">1 slide/condition, for each condition 15 pics</text:span></text:p>
      <text:p text:style-name="P21"><text:span text:style-name="T9">conditions: pSuper (mock control), pLVP041 (sh1-SmchD1), pLVP042 (sh2-SmchD1) in Hela S (short) and Hela L (long)</text:span></text:p>
      <text:p text:style-name="P3"/>
      <text:list xml:id="list126988193" text:continue-numbering="true" text:style-name="WWNum9">
        <text:list-item>
          <text:p text:style-name="P22"><text:span text:style-name="T12">30_06_2014_HeLaS and L_SMCHD1_KD </text:span><text:span text:style-name="T15">(External hard drive B)</text:span></text:p>
        </text:list-item>
      </text:list>
      <text:p text:style-name="P21"><text:span text:style-name="T9">2 slide/condition (same transfection), for each condition 15 pics</text:span></text:p>
      <text:p text:style-name="P21"><text:span text:style-name="T9">conditions: pSuper (mock control), pLVP041 (sh1-SmchD1), pLVP042 (sh2-SmchD1) in Hela S (short) and Hela L (long)</text:span></text:p>
      <text:p text:style-name="P3"/>
      <text:list xml:id="list667735486" text:continue-numbering="true" text:style-name="WWNum9">
        <text:list-item>
          <text:p text:style-name="P22"><text:span text:style-name="T12">11_08_2014_HelaS_L_TRF2_KD </text:span><text:span text:style-name="T15">(External hard drive C)</text:span></text:p>
        </text:list-item>
      </text:list>
      <text:p text:style-name="P21"><text:span text:style-name="T9">1 slide/condition, for each condition 15 pics</text:span><text:span text:style-name="T10"> </text:span></text:p>
      <text:p text:style-name="P21"><text:span text:style-name="T10">conditions: pSuper (mock control), </text:span><text:span text:style-name="T9">pLVP041 (sh1-SmchD1), pLVP042 (sh2-SmchD1),</text:span><text:span text:style-name="T10">TRF2-sh3 (TRF2 KD) in Hela S and Hela L.</text:span></text:p>
      <text:p text:style-name="P11"><text:span text:style-name="T10"></text:span><text:span text:style-name="T15">filtered molecule lists need to be analyzed (until now only unfiltered analyzed!)</text:span></text:p>
      <text:p text:style-name="P6"/>
      <text:list xml:id="list855503978" text:continue-numbering="true" text:style-name="WWNum9">
        <text:list-item>
          <text:p text:style-name="P22"><text:span text:style-name="T12">20_08_2014_HelaS_L_TRF2_KD_30000_frames</text:span><text:span text:style-name="T10"> (given on the 11.09)</text:span></text:p>
        </text:list-item>
      </text:list>
      <text:p text:style-name="P21"><text:span text:style-name="T9">1 slide/condition, for each condition 15 pics</text:span><text:span text:style-name="T10"> </text:span></text:p>
      <text:p text:style-name="P21"><text:span text:style-name="T10">conditions: pSuper (mock control), TRF2-sh3 (TRF2 KD) in Hela S and Hela L.</text:span></text:p>
      <text:p text:style-name="P21"><text:span text:style-name="T10">Here 30000 frames were taken instead of 10000 frames.</text:span></text:p>
      <text:p text:style-name="P21"><text:span text:style-name="T10">Mol lists are not filtered and filtered.</text:span></text:p>
      <text:p text:style-name="P21"><text:span text:style-name="T10">This is in part the same transfection experiment as: 11_08_2014_HelaS_L_TRF2_KD (here 10000 frames taken). </text:span></text:p>
      <text:p text:style-name="P13"><text:span text:style-name="T15">analyze filtered molecule lists</text:span></text:p>
      <text:p text:style-name="P3"/>
      <text:list xml:id="list1195392981" text:continue-numbering="true" text:style-name="WWNum9">
        <text:list-item>
          <text:p text:style-name="P22"><text:span text:style-name="T12">13_08_2014_HelaS_L_TRF2_KD </text:span><text:span text:style-name="T15">(External hard drive B)</text:span></text:p>
        </text:list-item>
      </text:list>
      <text:p text:style-name="P21"><text:span text:style-name="T9">1 slide/condition, for each condition 15 pics</text:span><text:span text:style-name="T10"> </text:span></text:p>
      <text:p text:style-name="P21"><text:span text:style-name="T10">conditions: pSuper (mock control), </text:span><text:span text:style-name="T9">pLVP041 (sh1-SmchD1), pLVP042 (sh2-SmchD1),</text:span><text:span text:style-name="T10">TRF2-sh3 (TRF2 KD) in Hela S and Hela L.</text:span></text:p>
      <text:p text:style-name="P21"><text:span text:style-name="T10"></text:span><text:span text:style-name="T15">filtered molecule lists need to be analyzed (until now only unfiltered analyzed!)</text:span></text:p>
      <text:p text:style-name="P3"/>
      <text:list xml:id="list1478603298" text:continue-numbering="true" text:style-name="WWNum9">
        <text:list-item>
          <text:p text:style-name="P22"><text:span text:style-name="T12">18_08_2014_HelaS_L_TRF2_KD </text:span><text:span text:style-name="T15">(External hard drive C)</text:span></text:p>
        </text:list-item>
      </text:list>
      <text:p text:style-name="P21"><text:span text:style-name="T9">1 slide/condition, for each condition 15 pics</text:span><text:span text:style-name="T10"> </text:span></text:p>
      <text:p text:style-name="P21"><text:span text:style-name="T10">conditions: pSuper (mock control), TRF2-sh3 (TRF2 KD) in Hela S and Hela L.</text:span></text:p>
      <text:p text:style-name="P21"><text:span text:style-name="T10">Here I used the 405 nm laser as additional activation laser!!!! </text:span></text:p>
      <text:p text:style-name="P21"><text:span text:style-name="T10">Mol lists are not filtered and filtered.</text:span></text:p>
      <text:p text:style-name="P24"/>
      <text:p text:style-name="P21"><text:span text:style-name="T10">This is in part the same transfection experiment as: 13_08_2014_HelaS_L_TRF2_KD (here no 405 laser was used in addition). The 18_08_2014 data needs to be compared to pSuper and TRF2-sh3 conditions of the 13_08_2014 data.</text:span></text:p>
      <text:p text:style-name="P21"><text:soft-page-break/><text:span text:style-name="T10">(question: does 405 nm activation laser change the results?)</text:span></text:p>
      <text:p text:style-name="P21"><text:span text:style-name="T15">analyze filtered molecule lists</text:span></text:p>
      <text:p text:style-name="P5"/>
      <text:list xml:id="list479958128" text:continue-numbering="true" text:style-name="WWNum9">
        <text:list-item>
          <text:p text:style-name="P20"><text:span text:style-name="T13">24_08_2014_HeLaS_SmchD1_TRF2_doubleKD_FISH </text:span><text:span text:style-name="T10">(given on the 11.09)</text:span></text:p>
        </text:list-item>
      </text:list>
      <text:p text:style-name="P21"><text:span text:style-name="T9">1 slide/condition, for each condition 15 pics</text:span></text:p>
      <text:p text:style-name="P21"><text:span text:style-name="T10">conditions: pSuper (mock control), pLVP041 (sh1-SmchD1), pLVP042 (sh2-SmchD1), TRF2-sh3 (TRF2 KD), TRF2/041 (TRF2 and SmchD1 KD-sh1), TRF2/042 (TRF2 and SmchD1 KD-sh2) in Hela S</text:span></text:p>
      <text:p text:style-name="P8"/>
      <text:list xml:id="list1820694691" text:continue-numbering="true" text:style-name="WWNum9">
        <text:list-item>
          <text:p text:style-name="P22"><text:span text:style-name="T12">27_08_2014_HelaS_SmchD1_Trf2_doubleKD_FISH </text:span><text:span text:style-name="T15">(External hard drive B)</text:span></text:p>
        </text:list-item>
      </text:list>
      <text:p text:style-name="P21"><text:span text:style-name="T9">1 slide/condition, for each condition 15 pics</text:span></text:p>
      <text:p text:style-name="P21"><text:span text:style-name="T10">conditions: pSuper (mock control), pLVP041 (sh1-SmchD1), pLVP042 (sh2-SmchD1), TRF2-sh3 (TRF2 KD), TRF2/041 (TRF2 and SmchD1 KD-sh1), TRF2/042 (TRF2 and SmchD1 KD-sh2) in Hela S</text:span></text:p>
      <text:p text:style-name="P5"/>
      <text:list xml:id="list302530394" text:continue-numbering="true" text:style-name="WWNum9">
        <text:list-item>
          <text:p text:style-name="P22"><text:span text:style-name="T12">29_08_2014_Hela_L_TRF1_IF </text:span><text:span text:style-name="T15">(External hard drive C)</text:span></text:p>
        </text:list-item>
      </text:list>
      <text:p text:style-name="P21"><text:span text:style-name="T10">2 slides/ condition, 15 pictures/slide = 30 pictures for Hela L in TRF1 IF (immunofluorescence). </text:span></text:p>
      <text:p text:style-name="P21"><text:span text:style-name="T10">conditions: dilution of TRF1 antibody (488, LG) as 1/1000 and 1/2000; Mol lists are filtered.</text:span></text:p>
      <text:p text:style-name="P21"><text:span text:style-name="T10">This experiment needs to be compared to the FISH data of Hela L from experiment 12_06_2014_HelaS_L (question: are the telomere sizes and volume comparable between FISH and IF?)</text:span></text:p>
      <text:p text:style-name="P5"/>
      <text:list xml:id="list1628237793" text:continue-numbering="true" text:style-name="WWNum9">
        <text:list-item>
          <text:p text:style-name="P22"><text:span text:style-name="T12">08_09_2014_HelaS_L_TRF1_TRF2_KD_DAPI </text:span><text:span text:style-name="T15">(External hard drive C)</text:span></text:p>
        </text:list-item>
      </text:list>
      <text:p text:style-name="P21"><text:span text:style-name="T9">1 slide/condition, for each condition 8 pics</text:span><text:span text:style-name="T10"> </text:span></text:p>
      <text:p text:style-name="P21"><text:span text:style-name="T10">conditions: pSuper (mock control), TRF2-sh3 (TRF2 KD), TRF1-sh1 (TRF1 KD), TRF2/TRF1 (double KD TRF1/2) in Hela S and Hela L.</text:span></text:p>
      <text:p text:style-name="P21"><text:span text:style-name="T10">For this experiment 2 WF pictures were taken:</text:span></text:p>
      <text:list xml:id="list839430602" text:style-name="WWNum10">
        <text:list-item>
          <text:p text:style-name="P23"><text:span text:style-name="T10">telomere Cy5</text:span></text:p>
        </text:list-item>
        <text:list-item>
          <text:p text:style-name="P23"><text:span text:style-name="T10">nucleus DAPI</text:span></text:p>
        </text:list-item>
      </text:list>
      <text:p text:style-name="P11"><text:span text:style-name="T10">to make sure that all the signals (telomeres) we get are in the nucleus.</text:span></text:p>
      <text:p text:style-name="P11"><text:span text:style-name="T10">Would need to be compared to the data from 09_09_2014 (no DAPI staining: questions: does DAPI staining influence the STORM acquisition?</text:span></text:p>
      <text:p text:style-name="P5"/>
      <text:list xml:id="list1011994395" text:continue-list="list1628237793" text:style-name="WWNum9">
        <text:list-item>
          <text:p text:style-name="P22"><text:span text:style-name="T12">09_09_2014_HelaS_L_TRF1_TRF2_KD</text:span><text:span text:style-name="T10"> (given next week)</text:span></text:p>
        </text:list-item>
      </text:list>
      <text:p text:style-name="P21"><text:span text:style-name="T9">1 slide/condition, for each condition 15 pics</text:span><text:span text:style-name="T10"> </text:span></text:p>
      <text:p text:style-name="P21"><text:span text:style-name="T10">conditions: pSuper (mock control), TRF2-sh3 (TRF2 KD), TRF1-sh1 (TRF1 KD), TRF2/TRF1 (double KD TRF1/2) in Hela S and Hela L.</text:span></text:p>
      <text:p text:style-name="P21"><text:span text:style-name="T10">Same transfection experiment as 08_09_2014, but not stained for DAPI.</text:span></text:p>
      <text:p text:style-name="P5"/>
      <text:list xml:id="list831167487" text:continue-numbering="true" text:style-name="WWNum9">
        <text:list-item>
          <text:p text:style-name="P22"><text:span text:style-name="T12">21_10_2014_HelaS_L_TRF1_TRF2_KD_FISH</text:span><text:span text:style-name="T10"> (disc C; given 27.10.14):</text:span></text:p>
        </text:list-item>
      </text:list>
      <text:p text:style-name="P21"><text:span text:style-name="T9">1 slide/condition, for each condition 15 pics</text:span><text:span text:style-name="T10"> </text:span></text:p>
      <text:p text:style-name="P21"><text:span text:style-name="T10">conditions: pSuper (mock control), TRF2-sh3 (TRF2 KD), TRF1-sh1 (TRF1 KD), TRF2/TRF1 (double KD TRF1/2) in Hela S and Hela L.</text:span></text:p>
      <text:p text:style-name="P5"/>
      <text:list xml:id="list1965677758" text:continue-numbering="true" text:style-name="WWNum9">
        <text:list-item>
          <text:p text:style-name="P22"><text:soft-page-break/><text:span text:style-name="T12">05_11_2014_HelaS_L_TRF1_TRF2_KD_FISH</text:span><text:span text:style-name="T10"> (disc C; given 24.11.14): (hard drive C)</text:span></text:p>
        </text:list-item>
      </text:list>
      <text:p text:style-name="P21"><text:span text:style-name="T9">1 slide/condition, for each condition 15 pics</text:span><text:span text:style-name="T10"> </text:span></text:p>
      <text:p text:style-name="P21"><text:span text:style-name="T10">conditions: pSuper (mock control), TRF2-sh3 (TRF2 KD), TRF1-sh1 (TRF1 KD), TRF2/TRF1 (double KD TRF1/2) in Hela S and Hela L.</text:span></text:p>
      <text:p text:style-name="P24"/>
      <text:list xml:id="list325906404" text:continue-numbering="true" text:style-name="WWNum9">
        <text:list-item>
          <text:p text:style-name="P22"><text:span text:style-name="T12">17_11_2014_HelaS_L_TRF1_TRF2_KD_FISH</text:span><text:span text:style-name="T10"> (disc C; given 24.11.14): (hard drive C)</text:span></text:p>
        </text:list-item>
      </text:list>
      <text:p text:style-name="P21"><text:span text:style-name="T9">1 slide/condition, for each condition 15 pics</text:span><text:span text:style-name="T10"> </text:span></text:p>
      <text:p text:style-name="P21"><text:span text:style-name="T10">conditions: pSuper (mock control), TRF2-sh3 (TRF2 KD), TRF1-sh1 (TRF1 KD), TRF2/TRF1 (double KD TRF1/2) in Hela S and Hela L.</text:span></text:p>
      <text:p text:style-name="P24"/>
      <text:list xml:id="list1648590527" text:continue-numbering="true" text:style-name="WWNum9">
        <text:list-item>
          <text:p text:style-name="P22"><text:span text:style-name="T12">06_11_2014_HelaS_SmchD1_Trf2_doubleKD_FISH </text:span><text:span text:style-name="T15">(External hard drive C)</text:span></text:p>
        </text:list-item>
      </text:list>
      <text:p text:style-name="P21"><text:span text:style-name="T9">1 slide/condition, for each condition 15 pics</text:span></text:p>
      <text:p text:style-name="P21"><text:span text:style-name="T10">conditions: pSuper (mock control), pLVP041 (sh1-SmchD1), pLVP042 (sh2-SmchD1), TRF2-sh3 (TRF2 KD), TRF2/041 (TRF2 and SmchD1 KD-sh1), TRF2/042 (TRF2 and SmchD1 KD-sh2) in Hela S</text:span></text:p>
      <text:p text:style-name="P5"/>
      <text:p text:style-name="P5"/>
      <text:p text:style-name="P5"/>
      <text:p text:style-name="P9"><text:span text:style-name="T19">Final results:</text:span></text:p>
      <text:p text:style-name="P5"/>
      <text:list xml:id="list1309797761" text:continue-numbering="true" text:style-name="WWNum9">
        <text:list-item>
          <text:p text:style-name="P22"><text:span text:style-name="T15">For comparison of telomere FISH and TRF1 IF (immunofluorescence):</text:span></text:p>
        </text:list-item>
      </text:list>
      <text:p text:style-name="P21"><text:span text:style-name="T10">Compare Hela L data from:</text:span></text:p>
      <text:p text:style-name="P21"><text:span text:style-name="T10">12_06_2014_HelaS_L_FISH (compare only Hela L)</text:span></text:p>
      <text:p text:style-name="P21"><text:span text:style-name="T10">with</text:span></text:p>
      <text:p text:style-name="P21"><text:span text:style-name="T10">29_08_2014_Hela_L_TRF1_IF</text:span></text:p>
      <text:p text:style-name="P5"/>
      <text:list xml:id="list1966572352" text:continue-numbering="true" text:style-name="WWNum9">
        <text:list-item>
          <text:p text:style-name="P22"><text:span text:style-name="T15">For setting up the method:</text:span></text:p>
        </text:list-item>
      </text:list>
      <text:p text:style-name="P21"><text:span text:style-name="T10">1.<text:tab/>Does 405 nm activation laser change the results:</text:span></text:p>
      <text:p text:style-name="P27"><text:span text:style-name="T10">compare Hela S and L data from:</text:span></text:p>
      <text:p text:style-name="P27"><text:span text:style-name="T10">13_08_2014_HelaS_L_TRF2_KD (only pSuper and TRF2 KD)</text:span></text:p>
      <text:p text:style-name="P27"><text:span text:style-name="T10">18_08_2014_HelaS_L_TRF2_KD</text:span></text:p>
      <text:p text:style-name="P28"/>
      <text:p text:style-name="P21"><text:span text:style-name="T10">2.<text:tab/>Does acquisition of 30000 frames change the results:</text:span></text:p>
      <text:p text:style-name="P27"><text:span text:style-name="T10">compare Hela S and L data from:</text:span></text:p>
      <text:p text:style-name="P27"><text:span text:style-name="T10">11_08_2014_HelaS_L_TRF2_KD (only pSuper and TRF2 KD)</text:span></text:p>
      <text:p text:style-name="P27"><text:span text:style-name="T10">11_08_2014_HelaS_L_TRF2_KD_30000_frames</text:span></text:p>
      <text:p text:style-name="P5"/>
      <text:p text:style-name="P5"/>
      <text:list xml:id="list2031962984" text:continue-numbering="true" text:style-name="WWNum9">
        <text:list-item>
          <text:p text:style-name="P22"><text:span text:style-name="T15">For SmchD1 KD affect in Hela S and L:</text:span></text:p>
        </text:list-item>
      </text:list>
      <text:p text:style-name="P21"><text:span text:style-name="T10">pool data from:</text:span></text:p>
      <text:p text:style-name="P21"><text:span text:style-name="T10">18_06_2014_HelaS_L_KD_SmchD1</text:span></text:p>
      <text:p text:style-name="P21"><text:span text:style-name="T10">19_06_2014_HelaS_L_KD_SmchD1</text:span></text:p>
      <text:p text:style-name="P21"><text:span text:style-name="T10">30_06_2014_HeLaS and L_SMCHD1_KD</text:span></text:p>
      <text:p text:style-name="P21"><text:span text:style-name="T10">29_07_2014_HelaS_L_SmchD1_KD</text:span></text:p>
      <text:p text:style-name="P21"><text:span text:style-name="T10">30_07_2014_HelaS_L_SmchD1_KD</text:span></text:p>
      <text:p text:style-name="P21"><text:span text:style-name="T10">11_08_2014_HelaS_L_TRF2_KD (only pSuper, pLVP041, pLVP042)</text:span></text:p>
      <text:p text:style-name="P21"><text:soft-page-break/><text:span text:style-name="T10">13_08_2014_HelaS_L_TRF2_KD (only pSuper, pLVP041, pLVP042)</text:span></text:p>
      <text:p text:style-name="P2"/>
      <text:list xml:id="list1969672532" text:continue-numbering="true" text:style-name="WWNum9">
        <text:list-item>
          <text:p text:style-name="P22"><text:span text:style-name="T15">For TRF2 KD affect in Hela S and L:</text:span></text:p>
        </text:list-item>
      </text:list>
      <text:p text:style-name="P21"><text:span text:style-name="T10">pool data from:</text:span></text:p>
      <text:p text:style-name="Standard"><text:span text:style-name="T8"><text:tab/></text:span><text:span text:style-name="T10">11_08_2014_HelaS_L_TRF2_KD (only pSuper and TRF2 KD)</text:span></text:p>
      <text:p text:style-name="P12"><text:span text:style-name="T10">13_08_2014_HelaS_L_TRF2_KD (only pSuper and TRF2 KD)</text:span></text:p>
      <text:p text:style-name="P12"><text:span text:style-name="T15">for just TRF2 KD affect in Hela S, pool data from:</text:span></text:p>
      <text:p text:style-name="P12"><text:span text:style-name="T10">11_08_2014_HelaS_L_TRF2_KD (only pSuper and TRF2 KD)</text:span></text:p>
      <text:p text:style-name="P12"><text:span text:style-name="T10">13_08_2014_HelaS_L_TRF2_KD (only pSuper and TRF2 KD)</text:span></text:p>
      <text:p text:style-name="P10"><text:span text:style-name="T17">24_08_2014_HeLaS_SmchD1_TRF2_doubleKD_FISH </text:span><text:span text:style-name="T10">(only pSuper and TRF2 KD)</text:span></text:p>
      <text:p text:style-name="P10"><text:span text:style-name="T17">27_08_2014_HeLaS_SmchD1_TRF2_doubleKD_FISH </text:span><text:span text:style-name="T10">(only pSuper and TRF2 KD)</text:span></text:p>
      <text:p text:style-name="P4"/>
      <text:list xml:id="list1238159375" text:continue-numbering="true" text:style-name="WWNum9">
        <text:list-item>
          <text:p text:style-name="P22"><text:span text:style-name="T15">For affect of SmchD1 in TRF2 KD in Hela S:</text:span></text:p>
        </text:list-item>
      </text:list>
      <text:p text:style-name="P21"><text:span text:style-name="T10">pool data from:</text:span></text:p>
      <text:p text:style-name="Standard"><text:span text:style-name="T8"><text:tab/></text:span><text:span text:style-name="T17">24_08_2014_HeLaS_SmchD1_TRF2_doubleKD_FISH</text:span></text:p>
      <text:p text:style-name="Standard"><text:span text:style-name="T17"><text:tab/>27_08_2014_HeLaS_SmchD1_TRF2_doubleKD_FISH</text:span></text:p>
      <text:p text:style-name="P12"><text:span text:style-name="T10">06_11_2014_HelaS_SmchD1_Trf2_doubleKD_FISH</text:span></text:p>
      <text:p text:style-name="P7"/>
      <text:p text:style-name="P7"/>
      <text:list xml:id="list2094215763" text:continue-numbering="true" text:style-name="WWNum9">
        <text:list-item>
          <text:p text:style-name="P20"><text:span text:style-name="T16">Questions: Does KD of major shelterin components (TRF1, TRF2) affect telomere size/volume?</text:span></text:p>
        </text:list-item>
      </text:list>
      <text:p text:style-name="List_20_Paragraph"><text:span text:style-name="T17">Pool data from:</text:span></text:p>
      <text:p text:style-name="Standard"><text:span text:style-name="T17"><text:tab/></text:span><text:span text:style-name="T10">08_09_2014_HelaS_L_TRF1_TRF2_KD_DAPI</text:span></text:p>
      <text:p text:style-name="Standard"><text:span text:style-name="T17"><text:tab/></text:span><text:span text:style-name="T10">09_09_2014_HelaS_L_TRF1_TRF2_KD</text:span></text:p>
      <text:p text:style-name="P12"><text:span text:style-name="T10">21_10_2014_HelaS_L_TRF1_TRF2_KD_FISH</text:span></text:p>
      <text:p text:style-name="P12"><text:span text:style-name="T10">05_11_2014_HelaS_L_TRF1_TRF2_KD_FISH</text:span></text:p>
      <text:p text:style-name="P21"><text:span text:style-name="T10">17_11_2014_HelaS_L_TRF1_TRF2_KD_FISH </text:span></text:p>
      <text:p text:style-name="P7"/>
      <text:p text:style-name="P7"/>
      <text:p text:style-name="P7"/>
      <text:p text:style-name="Standard"><text:span text:style-name="T17">Please always analyze the data separately and if they all look the same you can pool them.</text:span></text:p>
      <text:p text:style-name="Standard"><text:span text:style-name="T17">It would be great if on the html-page we would see each experiment separately as well as the pool!</text:span></text:p>
      <text:p text:style-name="P16"/>
      <text:p text:style-name="P16"/>
      <text:p text:style-name="P16"/>
      <text:p text:style-name="List_20_Paragraph"><text:span text:style-name="T3">Paper Figures Outline:</text:span></text:p>
      <text:p text:style-name="P16"/>
      <text:p text:style-name="List_20_Paragraph"><text:span text:style-name="T4">Figure 1: Determination of 3D-telomere size; validation of method </text:span></text:p>
      <text:p text:style-name="List_20_Paragraph"><text:span text:style-name="T1">A: Model of STORM method</text:span></text:p>
      <text:p text:style-name="List_20_Paragraph"><text:span text:style-name="T1">B: RG distribution of Hela S and L (wt = non-transfected)</text:span></text:p>
      <text:p text:style-name="List_20_Paragraph"><text:span text:style-name="T1">C: mean RG of Hela S and L</text:span></text:p>
      <text:p text:style-name="List_20_Paragraph"><text:span text:style-name="T1">D: Southern Blot of Hela S and L with distribution and mean</text:span></text:p>
      <text:p text:style-name="P16"/>
      <text:p text:style-name="List_20_Paragraph"><text:span text:style-name="T1">In the Supplementary or included in Fig 1:</text:span></text:p>
      <text:p text:style-name="List_20_Paragraph"><text:soft-page-break/><text:span text:style-name="T1">Same analysis for Hela S and L pSuper (to state that there is no difference between wt and transfected cells)</text:span></text:p>
      <text:p text:style-name="P16"/>
      <text:p text:style-name="List_20_Paragraph"><text:span text:style-name="T4">Figure 2: Determination of telomere compaction – Are longer telomeres more compact than short ones?</text:span></text:p>
      <text:p text:style-name="List_20_Paragraph"><text:span text:style-name="T1">A: comic of chromatin models 10 and 30 nm</text:span></text:p>
      <text:p text:style-name="List_20_Paragraph"><text:span text:style-name="T1">B: parameter graph of Hela S and L in 1 graph with 10 and 30 nm fiber models marked</text:span></text:p>
      <text:p text:style-name="List_20_Paragraph"><text:span text:style-name="T1">C: heterochromatin ChIP (H3K9me3, H4Ac, HP1gamma, gH2AX, IgG) in Hela S and L</text:span></text:p>
      <text:p text:style-name="P16"/>
      <text:p text:style-name="List_20_Paragraph"><text:span text:style-name="T1">In the Supplementary or included in Fig 2:</text:span></text:p>
      <text:p text:style-name="List_20_Paragraph"><text:span text:style-name="T1">Same analysis for Hela S and L pSuper (to state that there is no difference between wt and transfected cells)</text:span></text:p>
      <text:p text:style-name="P16"/>
      <text:p text:style-name="List_20_Paragraph"><text:span text:style-name="T4">Figure 3: KD of shelterins affects 3D-telomere size</text:span></text:p>
      <text:p text:style-name="List_20_Paragraph"><text:span text:style-name="T1">A: Western of shelterin KD in Hela S; qPCR for KD of TRF1 in Hela S (if no space, will go to Supplementary)</text:span></text:p>
      <text:p text:style-name="List_20_Paragraph"><text:span text:style-name="T1">B: Southern Blot of shelterin KD in Hela S and telomere size distribution + mean values</text:span></text:p>
      <text:p text:style-name="List_20_Paragraph"><text:span text:style-name="T1">C: RG distribution and mean values of shelterin KD in Hela S and Hela L</text:span></text:p>
      <text:p text:style-name="P16"/>
      <text:p text:style-name="List_20_Paragraph"><text:span text:style-name="T4">Figure 4: Does telomere compaction change with KD of shelterin?</text:span></text:p>
      <text:p text:style-name="List_20_Paragraph"><text:span text:style-name="T1">A: parameter graph for Hela S and Hela L </text:span><text:bookmark text:name="_GoBack"/><text:span text:style-name="T1">KD of shelterins</text:span></text:p>
      <text:p text:style-name="List_20_Paragraph"><text:span text:style-name="T1">B: ChiP (H3K9me3, H4Ac, HP1alpha, gH2AX, IgG) heterochomatin in Hela S KD of shelterins</text:span>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roid San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/>
      <style:text-properties style:font-name="Times" fo:font-size="10pt" style:font-size-asian="10pt" style:font-name-complex="Times New Roman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Helvetica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ena Pfeiffer</meta:initial-creator>
    <dc:creator>Verena Pfeiffer</dc:creator>
    <meta:editing-cycles>3</meta:editing-cycles>
    <meta:creation-date>2014-12-17T12:41:00</meta:creation-date>
    <dc:date>2014-12-17T12:42:00</dc:date>
    <meta:editing-duration>PT6S</meta:editing-duration>
    <meta:generator>LibreOffice/3.5$Linux_X86_64 LibreOffice_project/350m1$Build-2</meta:generator>
    <meta:document-statistic meta:table-count="0" meta:image-count="0" meta:object-count="0" meta:page-count="7" meta:paragraph-count="178" meta:word-count="1812" meta:character-count="11014" meta:non-whitespace-character-count="10061"/>
    <meta:user-defined meta:name="AppVersion">14.0000</meta:user-defined>
    <meta:user-defined meta:name="Company">19853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